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5.6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1P0"/>
    </number:currency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1">
      <style:text-properties fo:font-style="italic" style:font-style-asian="italic" style:font-style-complex="italic"/>
    </style:style>
    <style:style style:name="ce7" style:family="table-cell" style:parent-style-name="Default" style:data-style-name="N101"/>
    <style:style style:name="ce8" style:family="table-cell" style:parent-style-name="Default" style:data-style-name="N101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sts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11" table:default-cell-style-name="Default"/>
        <table:table-row table:style-name="ro1">
          <table:table-cell office:value-type="string">
            <text:p>Project Van </text:p>
          </table:table-cell>
          <table:table-cell/>
          <table:table-cell table:style-name="ce5" office:value-type="string">
            <text:p>Costs forcast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>
            <text:p>Type of thing</text:p>
          </table:table-cell>
          <table:table-cell office:value-type="string">
            <text:p>Shit needed</text:p>
          </table:table-cell>
          <table:table-cell office:value-type="string">
            <text:p>number</text:p>
          </table:table-cell>
          <table:table-cell office:value-type="string">
            <text:p>cost per item</text:p>
          </table:table-cell>
          <table:table-cell office:value-type="string">
            <text:p>cost </text:p>
          </table:table-cell>
          <table:table-cell table:number-columns-repeated="8"/>
        </table:table-row>
        <table:table-row table:style-name="ro1">
          <table:table-cell office:value-type="string">
            <text:p>Van</text:p>
          </table:table-cell>
          <table:table-cell table:style-name="ce2" office:value-type="string">
            <text:p>Mercedes Sprinter LWB High Roof</text:p>
          </table:table-cell>
          <table:table-cell table:style-name="ce2" office:value-type="float" office:value="1">
            <text:p>1</text:p>
          </table:table-cell>
          <table:table-cell table:style-name="ce6"/>
          <table:table-cell table:style-name="ce6" table:formula="of:=[.C4]*[.D4]" office:value-type="currency" office:currency="GBP" office:value="0">
            <text:p>£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office:value-type="string">
            <text:p>insurance</text:p>
          </table:table-cell>
          <table:table-cell table:style-name="ce2" office:value-type="float" office:value="1">
            <text:p>1</text:p>
          </table:table-cell>
          <table:table-cell table:style-name="ce6" office:value-type="currency" office:currency="GBP" office:value="849">
            <text:p>£849</text:p>
          </table:table-cell>
          <table:table-cell table:style-name="ce6" table:formula="of:=[.C5]*[.D5]" office:value-type="currency" office:currency="GBP" office:value="849">
            <text:p>£849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office:value-type="string">
            <text:p>road tax</text:p>
          </table:table-cell>
          <table:table-cell table:style-name="ce2" office:value-type="float" office:value="1">
            <text:p>1</text:p>
          </table:table-cell>
          <table:table-cell table:style-name="ce6" office:value-type="currency" office:currency="GBP" office:value="230">
            <text:p>£230</text:p>
          </table:table-cell>
          <table:table-cell table:style-name="ce6" table:formula="of:=[.C6]*[.D6]" office:value-type="currency" office:currency="GBP" office:value="230">
            <text:p>£23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office:value-type="string">
            <text:p>MOT</text:p>
          </table:table-cell>
          <table:table-cell table:style-name="ce2" office:value-type="float" office:value="1">
            <text:p>1</text:p>
          </table:table-cell>
          <table:table-cell table:style-name="ce6" office:value-type="currency" office:currency="GBP" office:value="220">
            <text:p>£220</text:p>
          </table:table-cell>
          <table:table-cell table:style-name="ce6" table:formula="of:=[.C7]*[.D7]" office:value-type="currency" office:currency="GBP" office:value="220">
            <text:p>£22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office:value-type="string">
            <text:p>breakdown</text:p>
          </table:table-cell>
          <table:table-cell table:style-name="ce2" office:value-type="float" office:value="1">
            <text:p>1</text:p>
          </table:table-cell>
          <table:table-cell table:style-name="ce6" office:value-type="currency" office:currency="GBP" office:value="40">
            <text:p>£40</text:p>
          </table:table-cell>
          <table:table-cell table:style-name="ce6" table:formula="of:=[.C8]*[.D8]" office:value-type="currency" office:currency="GBP" office:value="40">
            <text:p>£40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9]*[.D9]" office:value-type="currency" office:currency="GBP" office:value="0">
            <text:p>£0</text:p>
          </table:table-cell>
          <table:table-cell table:number-columns-repeated="8"/>
        </table:table-row>
        <table:table-row table:style-name="ro2">
          <table:table-cell office:value-type="string">
            <text:p>Toilet</text:p>
          </table:table-cell>
          <table:table-cell table:style-name="ce2" office:value-type="string">
            <text:p>Thetfor c200cwe</text:p>
          </table:table-cell>
          <table:table-cell table:style-name="ce2" office:value-type="float" office:value="1">
            <text:p>1</text:p>
          </table:table-cell>
          <table:table-cell table:style-name="ce6" office:value-type="currency" office:currency="GBP" office:value="349">
            <text:p>£349</text:p>
          </table:table-cell>
          <table:table-cell table:style-name="ce6" table:formula="of:=[.C10]*[.D10]" office:value-type="currency" office:currency="GBP" office:value="349">
            <text:p>£349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>
            <text:p>SOG system w/ roof vent</text:p>
          </table:table-cell>
          <table:table-cell table:style-name="ce2" office:value-type="float" office:value="1">
            <text:p>1</text:p>
          </table:table-cell>
          <table:table-cell table:style-name="ce6" office:value-type="currency" office:currency="GBP" office:value="110">
            <text:p>£110</text:p>
          </table:table-cell>
          <table:table-cell table:style-name="ce6" table:formula="of:=[.C11]*[.D11]" office:value-type="currency" office:currency="GBP" office:value="110">
            <text:p>£110</text:p>
          </table:table-cell>
          <table:table-cell table:style-name="ce2"/>
          <table:table-cell table:style-name="ce2" office:value-type="string">
            <text:p>http://www.outdoorbits.com/sog-system-kits-for-motorhomescaravans-type-p-26.html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12]*[.D12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office:value-type="string">
            <text:p>Electronics</text:p>
          </table:table-cell>
          <table:table-cell/>
          <table:table-cell/>
          <table:table-cell table:style-name="ce7"/>
          <table:table-cell table:style-name="ce7" table:formula="of:=[.C13]*[.D13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eisure Batteries * 2</text:p>
          </table:table-cell>
          <table:table-cell office:value-type="float" office:value="2">
            <text:p>2</text:p>
          </table:table-cell>
          <table:table-cell table:style-name="ce7" office:value-type="currency" office:currency="GBP" office:value="100">
            <text:p>£100</text:p>
          </table:table-cell>
          <table:table-cell table:style-name="ce7" table:formula="of:=[.C14]*[.D14]" office:value-type="currency" office:currency="GBP" office:value="200">
            <text:p>£2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usebox</text:p>
          </table:table-cell>
          <table:table-cell/>
          <table:table-cell table:style-name="ce7"/>
          <table:table-cell table:style-name="ce7" table:formula="of:=[.C15]*[.D15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olar panels</text:p>
          </table:table-cell>
          <table:table-cell/>
          <table:table-cell table:style-name="ce7"/>
          <table:table-cell table:style-name="ce7" table:formula="of:=[.C16]*[.D16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attery charger from engine inverter</text:p>
          </table:table-cell>
          <table:table-cell/>
          <table:table-cell table:style-name="ce7"/>
          <table:table-cell table:style-name="ce7" table:formula="of:=[.C17]*[.D17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ater pump</text:p>
          </table:table-cell>
          <table:table-cell/>
          <table:table-cell table:style-name="ce7"/>
          <table:table-cell table:style-name="ce7" table:formula="of:=[.C18]*[.D18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19]*[.D19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office:value-type="string">
            <text:p>Data</text:p>
          </table:table-cell>
          <table:table-cell/>
          <table:table-cell/>
          <table:table-cell table:style-name="ce7"/>
          <table:table-cell table:style-name="ce7" table:formula="of:=[.C20]*[.D20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n-roof 3g 4g aerial</text:p>
          </table:table-cell>
          <table:table-cell office:value-type="float" office:value="1">
            <text:p>1</text:p>
          </table:table-cell>
          <table:table-cell table:style-name="ce7" office:value-type="currency" office:currency="GBP" office:value="20">
            <text:p>£20</text:p>
          </table:table-cell>
          <table:table-cell table:style-name="ce7" table:formula="of:=[.C21]*[.D21]" office:value-type="currency" office:currency="GBP" office:value="20">
            <text:p>£20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>
            <text:p>MikroTik RouterBoard 951G-2HnD</text:p>
          </table:table-cell>
          <table:table-cell table:style-name="ce2" office:value-type="float" office:value="1">
            <text:p>1</text:p>
          </table:table-cell>
          <table:table-cell table:style-name="ce6" office:value-type="currency" office:currency="GBP" office:value="67.37">
            <text:p>£67</text:p>
          </table:table-cell>
          <table:table-cell table:style-name="ce6" table:formula="of:=[.C22]*[.D22]" office:value-type="currency" office:currency="GBP" office:value="67.37">
            <text:p>£67</text:p>
          </table:table-cell>
          <table:table-cell table:style-name="ce2"/>
          <table:table-cell table:style-name="ce9" office:value-type="string">
            <text:p><text:a xlink:href="http://linitx.com/product/mikrotik-routerboard-951g2hnd-routeros-l4-with-uk-power-supply/13725">http://linitx.com/product/mikrotik-routerboard-951g2hnd-routeros-l4-with-uk-power-supply/13725</text:a>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23]*[.D23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24]*[.D24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25]*[.D25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26]*[.D26]" office:value-type="currency" office:currency="GBP" office:value="0">
            <text:p>£0</text:p>
          </table:table-cell>
          <table:table-cell table:number-columns-repeated="8"/>
        </table:table-row>
        <table:table-row table:style-name="ro2">
          <table:table-cell office:value-type="string">
            <text:p>Cooking</text:p>
          </table:table-cell>
          <table:table-cell table:style-name="ce3" office:value-type="string">
            <text:p>stove (lpg?)</text:p>
          </table:table-cell>
          <table:table-cell table:style-name="ce3" office:value-type="float" office:value="1">
            <text:p>1</text:p>
          </table:table-cell>
          <table:table-cell table:style-name="ce8" office:value-type="currency" office:currency="GBP" office:value="100">
            <text:p>£100</text:p>
          </table:table-cell>
          <table:table-cell table:style-name="ce8" table:formula="of:=[.C27]*[.D27]" office:value-type="currency" office:currency="GBP" office:value="100">
            <text:p>£100</text:p>
          </table:table-cell>
          <table:table-cell table:style-name="ce3"/>
          <table:table-cell table:style-name="ce3" office:value-type="string">
            <text:p><text:a xlink:href="http://www.ebay.co.uk/bhp/lpg-gas-hob">http://www.ebay.co.uk/bhp/lpg-gas-hob</text:a> / <text:a xlink:href="http://www.jacksons-camping.co.uk/smev/hob_sink.htm">http://www.jacksons-camping.co.uk/smev/hob_sink.htm</text:a></text:p>
          </table:table-cell>
          <table:table-cell table:style-name="ce3" table:number-columns-repeated="6"/>
        </table:table-row>
        <table:table-row table:style-name="ro1">
          <table:table-cell/>
          <table:table-cell office:value-type="string">
            <text:p>spair fuel (tank?)</text:p>
          </table:table-cell>
          <table:table-cell office:value-type="float" office:value="1">
            <text:p>1</text:p>
          </table:table-cell>
          <table:table-cell table:style-name="ce7" office:value-type="currency" office:currency="GBP" office:value="150">
            <text:p>£150</text:p>
          </table:table-cell>
          <table:table-cell table:style-name="ce7" table:formula="of:=[.C28]*[.D28]" office:value-type="currency" office:currency="GBP" office:value="150">
            <text:p>£15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ent</text:p>
          </table:table-cell>
          <table:table-cell/>
          <table:table-cell table:style-name="ce7"/>
          <table:table-cell table:style-name="ce7" table:formula="of:=[.C29]*[.D29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ridge</text:p>
          </table:table-cell>
          <table:table-cell office:value-type="float" office:value="1">
            <text:p>1</text:p>
          </table:table-cell>
          <table:table-cell table:style-name="ce7" office:value-type="currency" office:currency="GBP" office:value="547">
            <text:p>£547</text:p>
          </table:table-cell>
          <table:table-cell table:style-name="ce7" table:formula="of:=[.C30]*[.D30]" office:value-type="currency" office:currency="GBP" office:value="547">
            <text:p>£5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>
            <text:p>fire blanket</text:p>
          </table:table-cell>
          <table:table-cell table:style-name="ce2" office:value-type="float" office:value="1">
            <text:p>1</text:p>
          </table:table-cell>
          <table:table-cell table:style-name="ce6" office:value-type="currency" office:currency="GBP" office:value="6">
            <text:p>£6</text:p>
          </table:table-cell>
          <table:table-cell table:style-name="ce6" table:formula="of:=[.C31]*[.D31]" office:value-type="currency" office:currency="GBP" office:value="6">
            <text:p>£6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32]*[.D32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33]*[.D33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office:value-type="string">
            <text:p>Water</text:p>
          </table:table-cell>
          <table:table-cell office:value-type="string">
            <text:p>Sink</text:p>
          </table:table-cell>
          <table:table-cell office:value-type="float" office:value="1">
            <text:p>1</text:p>
          </table:table-cell>
          <table:table-cell table:style-name="ce7" office:value-type="currency" office:currency="GBP" office:value="80">
            <text:p>£80</text:p>
          </table:table-cell>
          <table:table-cell table:style-name="ce7" table:formula="of:=[.C34]*[.D34]" office:value-type="currency" office:currency="GBP" office:value="80">
            <text:p>£8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iamma 70 Litre Fresh Water tank</text:p>
          </table:table-cell>
          <table:table-cell office:value-type="float" office:value="1">
            <text:p>1</text:p>
          </table:table-cell>
          <table:table-cell table:style-name="ce7" office:value-type="currency" office:currency="GBP" office:value="58">
            <text:p>£58</text:p>
          </table:table-cell>
          <table:table-cell table:style-name="ce7" table:formula="of:=[.C35]*[.D35]" office:value-type="currency" office:currency="GBP" office:value="58">
            <text:p>£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2v Water pump</text:p>
          </table:table-cell>
          <table:table-cell/>
          <table:table-cell table:style-name="ce7"/>
          <table:table-cell table:style-name="ce7" table:formula="of:=[.C36]*[.D36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aste water tank</text:p>
          </table:table-cell>
          <table:table-cell/>
          <table:table-cell table:style-name="ce7"/>
          <table:table-cell table:style-name="ce7" table:formula="of:=[.C37]*[.D37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38]*[.D38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39]*[.D39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40]*[.D40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office:value-type="string">
            <text:p>Sleeping</text:p>
          </table:table-cell>
          <table:table-cell table:style-name="ce2" office:value-type="string">
            <text:p>Duvet</text:p>
          </table:table-cell>
          <table:table-cell table:style-name="ce2" office:value-type="float" office:value="1">
            <text:p>1</text:p>
          </table:table-cell>
          <table:table-cell table:style-name="ce6" office:value-type="currency" office:currency="GBP" office:value="80">
            <text:p>£80</text:p>
          </table:table-cell>
          <table:table-cell table:style-name="ce6" table:formula="of:=[.C41]*[.D41]" office:value-type="currency" office:currency="GBP" office:value="80">
            <text:p>£8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office:value-type="string">
            <text:p>mattress</text:p>
          </table:table-cell>
          <table:table-cell table:style-name="ce2" office:value-type="float" office:value="1">
            <text:p>1</text:p>
          </table:table-cell>
          <table:table-cell table:style-name="ce6" office:value-type="currency" office:currency="GBP" office:value="300">
            <text:p>£300</text:p>
          </table:table-cell>
          <table:table-cell table:style-name="ce6" table:formula="of:=[.C42]*[.D42]" office:value-type="currency" office:currency="GBP" office:value="300">
            <text:p>£30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>
            <text:p>sheets</text:p>
          </table:table-cell>
          <table:table-cell table:style-name="ce2" office:value-type="float" office:value="1">
            <text:p>1</text:p>
          </table:table-cell>
          <table:table-cell table:style-name="ce6" office:value-type="currency" office:currency="GBP" office:value="50">
            <text:p>£50</text:p>
          </table:table-cell>
          <table:table-cell table:style-name="ce6" table:formula="of:=[.C43]*[.D43]" office:value-type="currency" office:currency="GBP" office:value="50">
            <text:p>£5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44]*[.D44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45]*[.D45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46]*[.D46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47]*[.D47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LED lights (12v)</text:p>
          </table:table-cell>
          <table:table-cell/>
          <table:table-cell table:style-name="ce7"/>
          <table:table-cell table:style-name="ce7" table:formula="of:=[.C48]*[.D48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rbon Monoxide Alarm</text:p>
          </table:table-cell>
          <table:table-cell office:value-type="float" office:value="1">
            <text:p>1</text:p>
          </table:table-cell>
          <table:table-cell table:style-name="ce7" office:value-type="currency" office:currency="GBP" office:value="5">
            <text:p>£5</text:p>
          </table:table-cell>
          <table:table-cell table:style-name="ce7" table:formula="of:=[.C49]*[.D49]" office:value-type="currency" office:currency="GBP" office:value="5">
            <text:p>£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moke Alarm</text:p>
          </table:table-cell>
          <table:table-cell office:value-type="float" office:value="1">
            <text:p>1</text:p>
          </table:table-cell>
          <table:table-cell table:style-name="ce7" office:value-type="currency" office:currency="GBP" office:value="5">
            <text:p>£5</text:p>
          </table:table-cell>
          <table:table-cell table:style-name="ce7" table:formula="of:=[.C50]*[.D50]" office:value-type="currency" office:currency="GBP" office:value="5">
            <text:p>£5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51]*[.D51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52]*[.D52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53]*[.D53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office:value-type="string">
            <text:p>Insulation</text:p>
          </table:table-cell>
          <table:table-cell/>
          <table:table-cell/>
          <table:table-cell table:style-name="ce7"/>
          <table:table-cell table:style-name="ce7" table:formula="of:=[.C54]*[.D54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55]*[.D55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56]*[.D56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57]*[.D57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58]*[.D58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59]*[.D59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office:value-type="string">
            <text:p>Infrastructure </text:p>
          </table:table-cell>
          <table:table-cell/>
          <table:table-cell/>
          <table:table-cell table:style-name="ce7"/>
          <table:table-cell table:style-name="ce7" table:formula="of:=[.C60]*[.D60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61]*[.D61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62]*[.D62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63]*[.D63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style-name="ce7"/>
          <table:table-cell table:style-name="ce7" table:formula="of:=[.C64]*[.D64]" office:value-type="currency" office:currency="GBP" office:value="0">
            <text:p>£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ull costs</text:p>
          </table:table-cell>
          <table:table-cell/>
          <table:table-cell table:style-name="ce7" table:formula="of:=SUM([.D4:.D64])" office:value-type="currency" office:currency="GBP" office:value="3366.37">
            <text:p>£3,366</text:p>
          </table:table-cell>
          <table:table-cell table:style-name="ce7" table:formula="of:=SUM([.E4:.E64])" office:value-type="currency" office:currency="GBP" office:value="3466.37">
            <text:p>£3,466</text:p>
          </table:table-cell>
          <table:table-cell table:number-columns-repeated="8"/>
        </table:table-row>
        <table:table-row table:style-name="ro1" table:number-rows-repeated="47">
          <table:table-cell table:number-columns-repeated="3"/>
          <table:table-cell table:style-name="ce7" table:number-columns-repeated="2"/>
          <table:table-cell table:number-columns-repeated="8"/>
        </table:table-row>
        <table:table-row table:style-name="ro1" table:number-rows-repeated="10484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lectricity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Gadgets</text:p>
          </table:table-cell>
          <table:table-cell office:value-type="string">
            <text:p>number</text:p>
          </table:table-cell>
          <table:table-cell/>
          <table:table-cell office:value-type="string">
            <text:p>12v DC or 230v AC</text:p>
          </table:table-cell>
          <table:table-cell office:value-type="string">
            <text:p>draw</text:p>
          </table:table-cell>
          <table:table-cell office:value-type="string">
            <text:p>hours run per day</text:p>
          </table:table-cell>
          <table:table-cell table:number-columns-repeated="7"/>
          <table:table-cell office:value-type="string">
            <text:p>notes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Thinkpad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1.4A</text:p>
          </table:table-cell>
          <table:table-cell office:value-type="float" office:value="18">
            <text:p>18</text:p>
          </table:table-cell>
          <table:table-cell table:number-columns-repeated="7"/>
          <table:table-cell office:value-type="string">
            <text:p>20V at 4.5Ah / ttp://www.amazon.co.uk/Lavolta-In-Car-Charger-Thinkpad-Notebook/dp/B007AJ56RQ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Phone charger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3"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ower Jack: 8-30V DC</text:p>
          </table:table-cell>
          <table:table-cell table:style-name="ce4" office:value-type="string">
            <text:p>Max Power consumption: Up to 7W</text:p>
          </table:table-cell>
          <table:table-cell office:value-type="float" office:value="18">
            <text:p>18</text:p>
          </table:table-cell>
          <table:table-cell table:number-columns-repeated="7"/>
          <table:table-cell office:value-type="string">
            <text:p><text:a xlink:href="http://linitx.com/product/mikrotik-routerboard-951g2hnd-routeros-l4-with-uk-power-supply/13725">http://linitx.com/product/mikrotik-routerboard-951g2hnd-routeros-l4-with-uk-power-supply/13725</text:a> <text:a xlink:href="http://i.mt.lv/routerboard/files/RB951G-2HnD.pdf">http://i.mt.lv/routerboard/files/RB951G-2HnD.pdf</text:a> <text:a xlink:href="http://forum.mikrotik.com/viewtopic.php?t=83238">http://forum.mikrotik.com/viewtopic.php?t=83238</text:a> <text:a xlink:href="http://forum.mikrotik.com/viewtopic.php?t=54024">http://forum.mikrotik.com/viewtopic.php?t=54024</text:a></text:p>
          </table:table-cell>
        </table:table-row>
        <table:table-row table:style-name="ro1">
          <table:table-cell office:value-type="string">
            <text:p>lights</text:p>
          </table:table-cell>
          <table:table-cell table:number-columns-repeated="4"/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extractor fans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toilet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gas spark light</text:p>
          </table:table-cell>
          <table:table-cell table:number-columns-repeated="13"/>
        </table:table-row>
        <table:table-row table:style-name="ro1">
          <table:table-cell office:value-type="string">
            <text:p>SOG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nverter (for 240v use)</text:p>
          </table:table-cell>
          <table:table-cell table:number-columns-repeated="13"/>
        </table:table-row>
        <table:table-row table:style-name="ro1">
          <table:table-cell office:value-type="string">
            <text:p>water pump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office:value-type="string">
            <text:p>occational use:</text:p>
          </table:table-cell>
          <table:table-cell table:number-columns-repeated="13"/>
        </table:table-row>
        <table:table-row table:style-name="ro2">
          <table:table-cell office:value-type="string">
            <text:p>camera charger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string">
            <text:p>http://www.amazon.co.uk/Inov8-Battery-Charger-Adapter-Warranty/dp/B003YKGCI2</text:p>
          </table:table-cell>
        </table:table-row>
        <table:table-row table:style-name="ro1">
          <table:table-cell office:value-type="string">
            <text:p>drill charger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Power source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Engine drip Inverter thi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olar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store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batteries</text:p>
          </table:table-cell>
          <table:table-cell table:number-columns-repeated="10"/>
        </table:table-row>
        <table:table-row table:style-name="ro1" table:number-rows-repeated="104854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7:27:45</meta:creation-date>
    <dc:date>2015-06-21T21:29:25</dc:date>
    <meta:editing-duration>P1DT2H11M21S</meta:editing-duration>
    <meta:editing-cycles>15</meta:editing-cycles>
    <meta:generator>LibreOffice/3.5$Linux_X86_64 LibreOffice_project/350m1$Build-2</meta:generator>
    <meta:document-statistic meta:table-count="3" meta:cell-count="284" meta:object-count="0"/>
  </office:meta>
</office:document-meta>
</file>